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line-height="200%" style:writing-mode="page"/>
      <style:text-properties officeooo:rsid="000b03f9" officeooo:paragraph-rsid="000b03f9"/>
    </style:style>
    <style:style style:name="P2" style:family="paragraph" style:parent-style-name="Standard">
      <style:paragraph-properties fo:line-height="200%" style:writing-mode="page"/>
      <style:text-properties fo:font-weight="bold" officeooo:rsid="000b03f9" officeooo:paragraph-rsid="000b03f9" style:font-weight-asian="bold" style:font-weight-complex="bold"/>
    </style:style>
    <style:style style:name="P3" style:family="paragraph" style:parent-style-name="Standard">
      <style:paragraph-properties fo:line-height="200%" style:writing-mode="page"/>
      <style:text-properties fo:font-weight="bold" officeooo:rsid="000c4d84" officeooo:paragraph-rsid="000c4d84" style:font-weight-asian="bold" style:font-weight-complex="bold"/>
    </style:style>
    <style:style style:name="P4" style:family="paragraph" style:parent-style-name="Standard">
      <style:paragraph-properties fo:line-height="200%" style:writing-mode="page"/>
      <style:text-properties fo:font-weight="bold" officeooo:rsid="000c7be3" officeooo:paragraph-rsid="000c7be3" style:font-weight-asian="bold" style:font-weight-complex="bold"/>
    </style:style>
    <style:style style:name="P5" style:family="paragraph" style:parent-style-name="Standard">
      <style:paragraph-properties fo:line-height="200%" style:writing-mode="page"/>
      <style:text-properties fo:font-weight="bold" officeooo:rsid="000d436d" officeooo:paragraph-rsid="000d436d" style:font-weight-asian="bold" style:font-weight-complex="bold"/>
    </style:style>
    <style:style style:name="P6" style:family="paragraph" style:parent-style-name="Standard">
      <style:paragraph-properties fo:line-height="200%" style:writing-mode="page"/>
      <style:text-properties fo:font-weight="bold" officeooo:rsid="000e78f9" officeooo:paragraph-rsid="000e78f9" style:font-weight-asian="bold" style:font-weight-complex="bold"/>
    </style:style>
    <style:style style:name="P7" style:family="paragraph" style:parent-style-name="Standard">
      <style:paragraph-properties fo:line-height="200%" style:writing-mode="page"/>
      <style:text-properties fo:font-weight="bold" officeooo:rsid="000f1868" officeooo:paragraph-rsid="000f1868" style:font-weight-asian="bold" style:font-weight-complex="bold"/>
    </style:style>
    <style:style style:name="P8" style:family="paragraph" style:parent-style-name="Standard">
      <style:paragraph-properties fo:line-height="200%" style:writing-mode="page"/>
      <style:text-properties fo:font-weight="bold" officeooo:rsid="0011a2ba" officeooo:paragraph-rsid="0011a2ba" style:font-weight-asian="bold" style:font-weight-complex="bold"/>
    </style:style>
    <style:style style:name="P9" style:family="paragraph" style:parent-style-name="Standard">
      <style:paragraph-properties fo:line-height="200%" style:writing-mode="page"/>
      <style:text-properties fo:font-weight="normal" officeooo:rsid="000d436d" officeooo:paragraph-rsid="000d436d" style:font-weight-asian="normal" style:font-weight-complex="normal"/>
    </style:style>
    <style:style style:name="P10" style:family="paragraph" style:parent-style-name="Standard">
      <style:paragraph-properties fo:line-height="200%" style:writing-mode="page"/>
      <style:text-properties fo:font-weight="normal" officeooo:rsid="000dbeb4" officeooo:paragraph-rsid="000dbeb4" style:font-weight-asian="normal" style:font-weight-complex="normal"/>
    </style:style>
    <style:style style:name="P11" style:family="paragraph" style:parent-style-name="Standard">
      <style:paragraph-properties fo:line-height="200%" style:writing-mode="page"/>
      <style:text-properties officeooo:rsid="000e78f9" officeooo:paragraph-rsid="000e78f9"/>
    </style:style>
    <style:style style:name="P12" style:family="paragraph" style:parent-style-name="Standard">
      <style:paragraph-properties fo:line-height="200%" style:writing-mode="page"/>
      <style:text-properties officeooo:rsid="0011a2ba" officeooo:paragraph-rsid="0011a2ba"/>
    </style:style>
    <style:style style:name="P13" style:family="paragraph" style:parent-style-name="Standard">
      <style:paragraph-properties fo:line-height="200%" style:writing-mode="page"/>
      <style:text-properties officeooo:rsid="0012cf3f" officeooo:paragraph-rsid="0012cf3f"/>
    </style:style>
    <style:style style:name="T1" style:family="text">
      <style:text-properties fo:font-weight="normal" style:font-weight-asian="normal" style:font-weight-complex="normal"/>
    </style:style>
    <style:style style:name="T2" style:family="text">
      <style:text-properties fo:font-weight="normal" officeooo:rsid="000c4d84" style:font-weight-asian="normal" style:font-weight-complex="normal"/>
    </style:style>
    <style:style style:name="T3" style:family="text">
      <style:text-properties fo:font-weight="normal" officeooo:rsid="000c7be3" style:font-weight-asian="normal" style:font-weight-complex="normal"/>
    </style:style>
    <style:style style:name="T4" style:family="text">
      <style:text-properties fo:font-weight="normal" officeooo:rsid="000cafac"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0c7be3"/>
    </style:style>
    <style:style style:name="T7" style:family="text">
      <style:text-properties officeooo:rsid="000e78f9"/>
    </style:style>
    <style:style style:name="T8" style:family="text">
      <style:text-properties officeooo:rsid="000ee382"/>
    </style:style>
    <style:style style:name="T9" style:family="text">
      <style:text-properties officeooo:rsid="0010ce59"/>
    </style:style>
    <style:style style:name="T10" style:family="text">
      <style:text-properties officeooo:rsid="0011a2ba"/>
    </style:style>
    <style:style style:name="T11" style:family="text">
      <style:text-properties officeooo:rsid="00141d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se 1.1:</text:p>
      <text:p text:style-name="P1"><text:tab/>{x|x=9}</text:p>
      <text:p text:style-name="P1"><text:tab/>the brackets mean ‘a set of’, while x is a variable that means ‘all of x’. The ‘|’ is conventially read as ‘such that’ and constraints x to certain requirements. In this case, x is constrained to only be 9 (the page number of the exercises).</text:p>
      <text:p text:style-name="P1"/>
      <text:p text:style-name="P2">Exercise 1.2:</text:p>
      <text:p text:style-name="P2">a)<text:span text:style-name="T1"> </text:span>False.<text:span text:style-name="T1"> This is because the set notation denotes ‘2n such that n is a part of the Natural numbers’. Essentially, this is notation saying ‘all Even Numbers’. 5 is not an even number, and so this the set { 2, 4, 5} cannot be a subset.</text:span></text:p>
      <text:p text:style-name="P2">b) True.<text:span text:style-name="T1"> The notation {e, i, t, c} denotes a finite set, </text:span><text:span text:style-name="T2">or alphabet,</text:span><text:span text:style-name="T1"> comprised of only </text:span><text:span text:style-name="T2">the symbols </text:span><text:span text:style-name="T1">e, i, t, c. </text:span><text:span text:style-name="T2">The problem describes {e,i,t,c} as a ‘subset’ of the lowercase Latin alphabet {a,…,z}. since e i t and c are all apart of the Latin alphabet, this statement is True.</text:span></text:p>
      <text:p text:style-name="P3">c) <text:span text:style-name="T6">False</text:span>. <text:span text:style-name="T1">2n is a statement which is essentially saying ‘all of n times 2’. The next part constrains this to just </text:span><text:span text:style-name="T3">not n numbers which are part of the set of Natural numbers. This is not equal to {2n + 1 | n is apart of N } since any number times 2 will be even.</text:span></text:p>
      <text:p text:style-name="P4">d) True. <text:span text:style-name="T1">{1,2,3,4,5} denotes a finite set of numbers 1-5. Clearly, this is equal to {1, …, 5}which denotes a finite set of </text:span><text:span text:style-name="T4">Natural</text:span><text:span text:style-name="T1"> numbers from 1 </text:span><text:span text:style-name="T4">through </text:span><text:span text:style-name="T1">5.</text:span></text:p>
      <text:p text:style-name="P5">Exercise 1.3: {2n + 1 | n is a part of N}</text:p>
      <text:p text:style-name="P9">A representation for odd natural numbers can be:</text:p>
      <text:p text:style-name="P9"><text:tab/><text:span text:style-name="T5">A set of 2n+1 such that n is apart of the Natural numbers.</text:span></text:p>
      <text:p text:style-name="P9"><text:soft-page-break/>Any odd number will be one more than it’s preceding Even number. This is a simplification, although essentially that is what the set is saying.</text:p>
      <text:p text:style-name="P9"/>
      <text:p text:style-name="P5">Exercise 1.4 (we will start counting from 1): </text:p>
      <text:p text:style-name="P5">a) |w| = 8 w^R = VeryGood</text:p>
      <text:p text:style-name="P5"><text:span text:style-name="T1"><text:tab/>|w| means the cardinality or number of elements in w. w^R means w reversed.</text:span></text:p>
      <text:p text:style-name="P5">b) |w| = 10 w^R=TakeABreak </text:p>
      <text:p text:style-name="P5">c) |w| = 10 w^R = HaveASnac</text:p>
      <text:p text:style-name="P5">d) |w|=13 w^R = ThisIsTooEasy</text:p>
      <text:p text:style-name="P5"/>
      <text:p text:style-name="P5">Exercise 1.5:</text:p>
      <text:p text:style-name="P10">If A is a set of 1 through 100, and B is the finite set {a,b,c,d} then the cartesian product of A and B will be 400 numbers large. <text:span text:style-name="T7">The cartesian product means that the two sets will be comibined, so that for ‘a’ there is a {1,a}, {2,a}, {3,a}, {4,a}, and so forth. Since there are four of these symbols in B, and 100 in A, 4 times 100 is 400.</text:span></text:p>
      <text:p text:style-name="P6">Exercise 1.6</text:p>
      <text:p text:style-name="P11">R X S = { {a, 0}, {a,1} {b, 0}, {b, 1}, {c, 0}, {c, 1}, {d, 0}, {d, 1} }</text:p>
      <text:p text:style-name="P11">‘X’ means the Cartesian Product, a pairing of all symbols from one set to another. <text:span text:style-name="T8">In this case, R X S, you pair every element from R with an element from S.</text:span></text:p>
      <text:p text:style-name="P7">Exercise 1.7</text:p>
      <text:p text:style-name="P7"><text:span text:style-name="T9">X</text:span> = {<text:span text:style-name="T10">2</text:span>x | x i<text:span text:style-name="T9">s an element of <text:s/></text:span>N } <text:span text:style-name="T9">Y</text:span> = { <text:span text:style-name="T10">2</text:span>y | y is <text:span text:style-name="T9">an element of</text:span> N}</text:p>
      <text:p text:style-name="P8">X x Y is an element of R.</text:p>
      <text:p text:style-name="P12"><text:soft-page-break/>The relation R defines a relation containing two numbers, x and y. These numbers added up must be even. In order to add up to be even, two natural numbers must both be odd, or must both be even. Adding an even and odd creates an odd number. The cartesian product of X x Y satisfies the relation R’s requirements, since x + y will always result in an even number, and the individual elements will always be Natural numbers.</text:p>
      <text:p text:style-name="P13"/>
      <text:p text:style-name="P13"><text:span text:style-name="T5">Furthermore, R is an equivalence relation</text:span>, since R is Reflexive, Symmetric, and Transitive. </text:p>
      <text:p text:style-name="P13">It is reflexive, since an element x is always equal to itself. IE if x = 3, then 3==3 is true.</text:p>
      <text:p text:style-name="P13">In order to be symmetric, if x = y then y = x. If there is an element in R, that is, for example, {3, 3} x = 3 and y = 3. Therefore, y = x and x = y. </text:p>
      <text:p text:style-name="P13">In order to be transitive, if there are <text:span text:style-name="T11">three elements, x,y,and z, and if x = y and y = z, then x = z. This is also true for R. take three even elements part of the Natural numbers, ie 2(x) 2(y) 2(z). x = y, and y = z, and x = z. </text:span></text:p>
      <text:p text:style-name="P13"/>
      <text:p text:style-name="P1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9:16:37.022398050</meta:creation-date>
    <dc:date>2017-02-05T20:49:38.040227893</dc:date>
    <meta:editing-duration>PT29M7S</meta:editing-duration>
    <meta:editing-cycles>8</meta:editing-cycles>
    <meta:generator>LibreOffice/5.2.5.1$Linux_X86_64 LibreOffice_project/20m0$Build-1</meta:generator>
    <meta:document-statistic meta:table-count="0" meta:image-count="0" meta:object-count="0" meta:page-count="3" meta:paragraph-count="31" meta:word-count="712" meta:character-count="3412" meta:non-whitespace-character-count="2721"/>
  </office:meta>
</office:document-meta>
</file>